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22:25:03.36491341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02T22:26:52.645840486</dc:date>
    <dc:creator>Jesus Castagnetto</dc:creator>
    <meta:editing-duration>P9DT17H34M29S</meta:editing-duration>
    <meta:editing-cycles>885</meta:editing-cycles>
    <meta:generator>LibreOffice/7.2.3.2$Linux_X86_64 LibreOffice_project/20$Build-2</meta:generator>
    <meta:document-statistic meta:table-count="1" meta:cell-count="6567" meta:object-count="0"/>
  </office:meta>
</office:document-meta>
</file>